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56.91926" calcext:value-type="float">
            <text:p>56,91926</text:p>
          </table:table-cell>
          <table:table-cell office:value-type="float" office:value="7.49364" calcext:value-type="float">
            <text:p>7,49364</text:p>
          </table:table-cell>
          <table:table-cell office:value-type="float" office:value="185.76906" calcext:value-type="float">
            <text:p>185,76906</text:p>
          </table:table-cell>
          <table:table-cell office:value-type="float" office:value="2846222.04" calcext:value-type="float">
            <text:p>2846222,04</text:p>
          </table:table-cell>
          <table:table-cell office:value-type="float" office:value="2198653.28" calcext:value-type="float">
            <text:p>2198653,28</text:p>
          </table:table-cell>
          <table:table-cell office:value-type="float" office:value="5249970.98" calcext:value-type="float">
            <text:p>5249970,98</text:p>
          </table:table-cell>
          <table:table-cell office:value-type="float" office:value="0.022727" calcext:value-type="float">
            <text:p>0,022727</text:p>
          </table:table-cell>
          <table:table-cell office:value-type="float" office:value="0.045652" calcext:value-type="float">
            <text:p>0,045652</text:p>
          </table:table-cell>
          <table:table-cell office:value-type="float" office:value="0.8323967" calcext:value-type="float">
            <text:p>0,8323967</text:p>
          </table:table-cell>
          <table:table-cell office:value-type="float" office:value="0.876374" calcext:value-type="float">
            <text:p>0,876374</text:p>
          </table:table-cell>
          <table:table-cell office:value-type="float" office:value="0.713534" calcext:value-type="float">
            <text:p>0,713534</text:p>
          </table:table-cell>
          <table:table-cell table:style-name="Default" office:value-type="float" office:value="0.727666" calcext:value-type="float">
            <text:p>0,727666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56.93982" calcext:value-type="float">
            <text:p>56,93982</text:p>
          </table:table-cell>
          <table:table-cell office:value-type="float" office:value="7.53846" calcext:value-type="float">
            <text:p>7,53846</text:p>
          </table:table-cell>
          <table:table-cell office:value-type="float" office:value="184.45526" calcext:value-type="float">
            <text:p>184,45526</text:p>
          </table:table-cell>
          <table:table-cell office:value-type="float" office:value="2846220.56" calcext:value-type="float">
            <text:p>2846220,56</text:p>
          </table:table-cell>
          <table:table-cell office:value-type="float" office:value="2198653.12" calcext:value-type="float">
            <text:p>2198653,12</text:p>
          </table:table-cell>
          <table:table-cell office:value-type="float" office:value="5249970.26" calcext:value-type="float">
            <text:p>5249970,26</text:p>
          </table:table-cell>
          <table:table-cell office:value-type="float" office:value="0.012059" calcext:value-type="float">
            <text:p>0,012059</text:p>
          </table:table-cell>
          <table:table-cell office:value-type="float" office:value="0.018311" calcext:value-type="float">
            <text:p>0,018311</text:p>
          </table:table-cell>
          <table:table-cell office:value-type="float" office:value="0.542361" calcext:value-type="float">
            <text:p>0,542361</text:p>
          </table:table-cell>
          <table:table-cell office:value-type="float" office:value="0.331513" calcext:value-type="float">
            <text:p>0,331513</text:p>
          </table:table-cell>
          <table:table-cell office:value-type="float" office:value="0.216563" calcext:value-type="float">
            <text:p>0,216563</text:p>
          </table:table-cell>
          <table:table-cell office:value-type="float" office:value="0.615135" calcext:value-type="float">
            <text:p>0,615135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9" calcext:value-type="float">
            <text:p>0,9</text:p>
          </table:table-cell>
          <table:table-cell office:value-type="float" office:value="1.47" calcext:value-type="float">
            <text:p>1,47</text:p>
          </table:table-cell>
          <table:table-cell office:value-type="float" office:value="0.89" calcext:value-type="float">
            <text:p>0,89</text:p>
          </table:table-cell>
          <table:table-cell office:value-type="float" office:value="56.92505" calcext:value-type="float">
            <text:p>56,92505</text:p>
          </table:table-cell>
          <table:table-cell office:value-type="float" office:value="7.540207" calcext:value-type="float">
            <text:p>7,540207</text:p>
          </table:table-cell>
          <table:table-cell office:value-type="float" office:value="184.55666" calcext:value-type="float">
            <text:p>184,55666</text:p>
          </table:table-cell>
          <table:table-cell office:value-type="float" office:value="2846220.87" calcext:value-type="float">
            <text:p>2846220,87</text:p>
          </table:table-cell>
          <table:table-cell office:value-type="float" office:value="2198653.44" calcext:value-type="float">
            <text:p>2198653,44</text:p>
          </table:table-cell>
          <table:table-cell office:value-type="float" office:value="5249970.08" calcext:value-type="float">
            <text:p>5249970,08</text:p>
          </table:table-cell>
          <table:table-cell office:value-type="float" office:value="0.011959" calcext:value-type="float">
            <text:p>0,011959</text:p>
          </table:table-cell>
          <table:table-cell office:value-type="float" office:value="0.022789" calcext:value-type="float">
            <text:p>0,022789</text:p>
          </table:table-cell>
          <table:table-cell table:style-name="ce4" office:value-type="float" office:value="0.575481" calcext:value-type="float">
            <text:p>0,575481</text:p>
          </table:table-cell>
          <table:table-cell office:value-type="float" office:value="0.469146" calcext:value-type="float">
            <text:p>0,469146</text:p>
          </table:table-cell>
          <table:table-cell office:value-type="float" office:value="0.29767" calcext:value-type="float">
            <text:p>0,29767</text:p>
          </table:table-cell>
          <table:table-cell office:value-type="float" office:value="0.563449" calcext:value-type="float">
            <text:p>0,563449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0.89" calcext:value-type="float">
            <text:p>0,89</text:p>
          </table:table-cell>
          <table:table-cell office:value-type="float" office:value="1.46" calcext:value-type="float">
            <text:p>1,46</text:p>
          </table:table-cell>
          <table:table-cell office:value-type="float" office:value="0.89" calcext:value-type="float">
            <text:p>0,89</text:p>
          </table:table-cell>
          <table:table-cell office:value-type="float" office:value="56.92741" calcext:value-type="float">
            <text:p>56,92741</text:p>
          </table:table-cell>
          <table:table-cell office:value-type="float" office:value="7.5581" calcext:value-type="float">
            <text:p>7,5581</text:p>
          </table:table-cell>
          <table:table-cell office:value-type="float" office:value="184.62228" calcext:value-type="float">
            <text:p>184,62228</text:p>
          </table:table-cell>
          <table:table-cell office:value-type="float" office:value="2846220.68" calcext:value-type="float">
            <text:p>2846220,68</text:p>
          </table:table-cell>
          <table:table-cell office:value-type="float" office:value="2198653.64" calcext:value-type="float">
            <text:p>2198653,64</text:p>
          </table:table-cell>
          <table:table-cell office:value-type="float" office:value="5249970.18" calcext:value-type="float">
            <text:p>5249970,18</text:p>
          </table:table-cell>
          <table:table-cell office:value-type="float" office:value="0.01845" calcext:value-type="float">
            <text:p>0,01845</text:p>
          </table:table-cell>
          <table:table-cell office:value-type="float" office:value="0.029993" calcext:value-type="float">
            <text:p>0,029993</text:p>
          </table:table-cell>
          <table:table-cell office:value-type="float" office:value="0.659863" calcext:value-type="float">
            <text:p>0,659863</text:p>
          </table:table-cell>
          <table:table-cell office:value-type="float" office:value="0.587758" calcext:value-type="float">
            <text:p>0,587758</text:p>
          </table:table-cell>
          <table:table-cell office:value-type="float" office:value="0.6583" calcext:value-type="float">
            <text:p>0,6583</text:p>
          </table:table-cell>
          <table:table-cell office:value-type="float" office:value="0.505685" calcext:value-type="float">
            <text:p>0,50568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89" calcext:value-type="float">
            <text:p>0,89</text:p>
          </table:table-cell>
          <table:table-cell office:value-type="float" office:value="1.6" calcext:value-type="float">
            <text:p>1,6</text:p>
          </table:table-cell>
          <table:table-cell office:value-type="float" office:value="0.89" calcext:value-type="float">
            <text:p>0,89</text:p>
          </table:table-cell>
          <table:table-cell office:value-type="float" office:value="56.92148" calcext:value-type="float">
            <text:p>56,92148</text:p>
          </table:table-cell>
          <table:table-cell office:value-type="float" office:value="7.53351" calcext:value-type="float">
            <text:p>7,53351</text:p>
          </table:table-cell>
          <table:table-cell office:value-type="float" office:value="184.46908" calcext:value-type="float">
            <text:p>184,46908</text:p>
          </table:table-cell>
          <table:table-cell office:value-type="float" office:value="2846220.99" calcext:value-type="float">
            <text:p>2846220,99</text:p>
          </table:table-cell>
          <table:table-cell office:value-type="float" office:value="2198653.35" calcext:value-type="float">
            <text:p>2198653,35</text:p>
          </table:table-cell>
          <table:table-cell office:value-type="float" office:value="5249969.95" calcext:value-type="float">
            <text:p>5249969,95</text:p>
          </table:table-cell>
          <table:table-cell office:value-type="float" office:value="0.037406" calcext:value-type="float">
            <text:p>0,037406</text:p>
          </table:table-cell>
          <table:table-cell office:value-type="float" office:value="0.044522" calcext:value-type="float">
            <text:p>0,044522</text:p>
          </table:table-cell>
          <table:table-cell office:value-type="float" office:value="1.150619" calcext:value-type="float">
            <text:p>1,150619</text:p>
          </table:table-cell>
          <table:table-cell office:value-type="float" office:value="1.071059" calcext:value-type="float">
            <text:p>1,071059</text:p>
          </table:table-cell>
          <table:table-cell office:value-type="float" office:value="1.025253" calcext:value-type="float">
            <text:p>1,025253</text:p>
          </table:table-cell>
          <table:table-cell office:value-type="float" office:value="1.032791" calcext:value-type="float">
            <text:p>1,032791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0.89" calcext:value-type="float">
            <text:p>0,89</text:p>
          </table:table-cell>
          <table:table-cell office:value-type="float" office:value="1.45" calcext:value-type="float">
            <text:p>1,45</text:p>
          </table:table-cell>
          <table:table-cell office:value-type="float" office:value="0.88" calcext:value-type="float">
            <text:p>0,88</text:p>
          </table:table-cell>
          <table:table-cell office:value-type="float" office:value="56.90312" calcext:value-type="float">
            <text:p>56,90312</text:p>
          </table:table-cell>
          <table:table-cell office:value-type="float" office:value="7.48124" calcext:value-type="float">
            <text:p>7,48124</text:p>
          </table:table-cell>
          <table:table-cell office:value-type="float" office:value="186.46563" calcext:value-type="float">
            <text:p>186,46563</text:p>
          </table:table-cell>
          <table:table-cell office:value-type="float" office:value="2846222.81" calcext:value-type="float">
            <text:p>2846222,81</text:p>
          </table:table-cell>
          <table:table-cell office:value-type="float" office:value="21998653.6" calcext:value-type="float">
            <text:p>21998653,6</text:p>
          </table:table-cell>
          <table:table-cell office:value-type="float" office:value="5249971.28" calcext:value-type="float">
            <text:p>5249971,28</text:p>
          </table:table-cell>
          <table:table-cell office:value-type="float" office:value="0.215534" calcext:value-type="float">
            <text:p>0,215534</text:p>
          </table:table-cell>
          <table:table-cell office:value-type="float" office:value="0.08697" calcext:value-type="float">
            <text:p>0,08697</text:p>
          </table:table-cell>
          <table:table-cell office:value-type="float" office:value="5.563733" calcext:value-type="float">
            <text:p>5,563733</text:p>
          </table:table-cell>
          <table:table-cell table:style-name="ce4" office:value-type="float" office:value="6.581165" calcext:value-type="float">
            <text:p>6,581165</text:p>
          </table:table-cell>
          <table:table-cell table:style-name="ce4" office:value-type="float" office:value="5.138465" calcext:value-type="float">
            <text:p>5,138465</text:p>
          </table:table-cell>
          <table:table-cell table:style-name="ce4" office:value-type="float" office:value="2.82404" calcext:value-type="float">
            <text:p>2,82404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0.89" calcext:value-type="float">
            <text:p>0,89</text:p>
          </table:table-cell>
          <table:table-cell office:value-type="float" office:value="1.44" calcext:value-type="float">
            <text:p>1,44</text:p>
          </table:table-cell>
          <table:table-cell office:value-type="float" office:value="0.88" calcext:value-type="float">
            <text:p>0,88</text:p>
          </table:table-cell>
          <table:table-cell office:value-type="float" office:value="56.97033" calcext:value-type="float">
            <text:p>56,97033</text:p>
          </table:table-cell>
          <table:table-cell office:value-type="float" office:value="7.4507" calcext:value-type="float">
            <text:p>7,4507</text:p>
          </table:table-cell>
          <table:table-cell office:value-type="float" office:value="183.09396" calcext:value-type="float">
            <text:p>183,09396</text:p>
          </table:table-cell>
          <table:table-cell office:value-type="float" office:value="2846220.27" calcext:value-type="float">
            <text:p>2846220,27</text:p>
          </table:table-cell>
          <table:table-cell office:value-type="float" office:value="2198650.97" calcext:value-type="float">
            <text:p>2198650,97</text:p>
          </table:table-cell>
          <table:table-cell office:value-type="float" office:value="5249969.66" calcext:value-type="float">
            <text:p>5249969,66</text:p>
          </table:table-cell>
          <table:table-cell office:value-type="float" office:value="0.388646" calcext:value-type="float">
            <text:p>0,388646</text:p>
          </table:table-cell>
          <table:table-cell office:value-type="float" office:value="0.148524" calcext:value-type="float">
            <text:p>0,148524</text:p>
          </table:table-cell>
          <table:table-cell office:value-type="float" office:value="5.517553" calcext:value-type="float">
            <text:p>5,517553</text:p>
          </table:table-cell>
          <table:table-cell office:value-type="float" office:value="6.649397" calcext:value-type="float">
            <text:p>6,649397</text:p>
          </table:table-cell>
          <table:table-cell office:value-type="float" office:value="7.990087" calcext:value-type="float">
            <text:p>7,990087</text:p>
          </table:table-cell>
          <table:table-cell office:value-type="float" office:value="8.749795" calcext:value-type="float">
            <text:p>8,749795</text:p>
          </table:table-cell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 style:data-style-name="N2" text:time-value="18:01:53.189520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09T18:16:59.737626854</dc:date>
    <meta:editing-duration>PT1H1M6S</meta:editing-duration>
    <meta:editing-cycles>20</meta:editing-cycles>
    <meta:document-statistic meta:table-count="1" meta:cell-count="128" meta:object-count="0"/>
  </office:meta>
</office:document-meta>
</file>